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e1498"/>
    </style:style>
    <style:style style:name="P2" style:family="paragraph" style:parent-style-name="Standard">
      <style:paragraph-properties fo:text-align="start" style:justify-single-word="false"/>
      <style:text-properties officeooo:paragraph-rsid="00211d8e"/>
    </style:style>
    <style:style style:name="P3" style:family="paragraph" style:parent-style-name="Standard">
      <style:paragraph-properties fo:text-align="start" style:justify-single-word="false"/>
      <style:text-properties officeooo:paragraph-rsid="0021c1d8"/>
    </style:style>
    <style:style style:name="P4" style:family="paragraph" style:parent-style-name="Standard">
      <style:paragraph-properties fo:text-align="start" style:justify-single-word="false"/>
      <style:text-properties officeooo:paragraph-rsid="00221fb8"/>
    </style:style>
    <style:style style:name="P5" style:family="paragraph" style:parent-style-name="Standard">
      <style:paragraph-properties fo:text-align="start" style:justify-single-word="false"/>
      <style:text-properties officeooo:paragraph-rsid="0022d62c"/>
    </style:style>
    <style:style style:name="P6" style:family="paragraph" style:parent-style-name="Standard">
      <style:paragraph-properties fo:text-align="start" style:justify-single-word="false"/>
      <style:text-properties officeooo:paragraph-rsid="0024439b"/>
    </style:style>
    <style:style style:name="P7" style:family="paragraph" style:parent-style-name="Standard">
      <style:paragraph-properties fo:text-align="start" style:justify-single-word="false"/>
      <style:text-properties officeooo:paragraph-rsid="00276888"/>
    </style:style>
    <style:style style:name="P8" style:family="paragraph" style:parent-style-name="Standard">
      <style:paragraph-properties fo:text-align="start" style:justify-single-word="false"/>
      <style:text-properties officeooo:paragraph-rsid="002a5d5d"/>
    </style:style>
    <style:style style:name="P9" style:family="paragraph" style:parent-style-name="Standard">
      <style:paragraph-properties fo:text-align="center" style:justify-single-word="false"/>
      <style:text-properties officeooo:rsid="001e1498" officeooo:paragraph-rsid="001e1498"/>
    </style:style>
    <style:style style:name="P10" style:family="paragraph" style:parent-style-name="Standard">
      <style:paragraph-properties fo:text-align="start" style:justify-single-word="false"/>
      <style:text-properties officeooo:rsid="001e1498" officeooo:paragraph-rsid="001e1498"/>
    </style:style>
    <style:style style:name="P11" style:family="paragraph" style:parent-style-name="Standard">
      <style:paragraph-properties fo:text-align="start" style:justify-single-word="false"/>
      <style:text-properties officeooo:rsid="0020f552" officeooo:paragraph-rsid="001e1498"/>
    </style:style>
    <style:style style:name="P12" style:family="paragraph" style:parent-style-name="Standard">
      <style:paragraph-properties fo:text-align="start" style:justify-single-word="false"/>
      <style:text-properties officeooo:rsid="00211d8e" officeooo:paragraph-rsid="001e1498"/>
    </style:style>
    <style:style style:name="P13" style:family="paragraph" style:parent-style-name="Standard">
      <style:paragraph-properties fo:text-align="start" style:justify-single-word="false"/>
      <style:text-properties officeooo:rsid="00211d8e" officeooo:paragraph-rsid="00211d8e"/>
    </style:style>
    <style:style style:name="P14" style:family="paragraph" style:parent-style-name="Standard">
      <style:paragraph-properties fo:text-align="start" style:justify-single-word="false"/>
      <style:text-properties officeooo:rsid="0021c1d8" officeooo:paragraph-rsid="0021c1d8"/>
    </style:style>
    <style:style style:name="P15" style:family="paragraph" style:parent-style-name="Standard">
      <style:paragraph-properties fo:text-align="start" style:justify-single-word="false"/>
      <style:text-properties officeooo:rsid="00221fb8" officeooo:paragraph-rsid="00221fb8"/>
    </style:style>
    <style:style style:name="P16" style:family="paragraph" style:parent-style-name="Standard">
      <style:paragraph-properties fo:text-align="start" style:justify-single-word="false"/>
      <style:text-properties officeooo:rsid="0022d62c" officeooo:paragraph-rsid="00221fb8"/>
    </style:style>
    <style:style style:name="P17" style:family="paragraph" style:parent-style-name="Standard">
      <style:paragraph-properties fo:text-align="start" style:justify-single-word="false"/>
      <style:text-properties officeooo:rsid="0022d62c" officeooo:paragraph-rsid="0022d62c"/>
    </style:style>
    <style:style style:name="P18" style:family="paragraph" style:parent-style-name="Standard">
      <style:paragraph-properties fo:text-align="start" style:justify-single-word="false"/>
      <style:text-properties officeooo:rsid="0024439b" officeooo:paragraph-rsid="0021c1d8"/>
    </style:style>
    <style:style style:name="P19" style:family="paragraph" style:parent-style-name="Standard">
      <style:paragraph-properties fo:text-align="start" style:justify-single-word="false"/>
      <style:text-properties officeooo:rsid="0024439b" officeooo:paragraph-rsid="0024439b"/>
    </style:style>
    <style:style style:name="P20" style:family="paragraph" style:parent-style-name="Standard">
      <style:paragraph-properties fo:text-align="start" style:justify-single-word="false"/>
      <style:text-properties officeooo:rsid="00276888" officeooo:paragraph-rsid="0024439b"/>
    </style:style>
    <style:style style:name="P21" style:family="paragraph" style:parent-style-name="Standard">
      <style:paragraph-properties fo:text-align="start" style:justify-single-word="false"/>
      <style:text-properties officeooo:rsid="00276888" officeooo:paragraph-rsid="00276888"/>
    </style:style>
    <style:style style:name="P22" style:family="paragraph" style:parent-style-name="Standard">
      <style:paragraph-properties fo:text-align="start" style:justify-single-word="false"/>
      <style:text-properties officeooo:rsid="0028a0da" officeooo:paragraph-rsid="00276888"/>
    </style:style>
    <style:style style:name="P23" style:family="paragraph" style:parent-style-name="Standard">
      <style:paragraph-properties fo:text-align="start" style:justify-single-word="false"/>
      <style:text-properties officeooo:rsid="002a5d5d" officeooo:paragraph-rsid="002a5d5d"/>
    </style:style>
    <style:style style:name="P24" style:family="paragraph" style:parent-style-name="Standard">
      <style:paragraph-properties fo:text-align="start" style:justify-single-word="false"/>
      <style:text-properties officeooo:rsid="002be116" officeooo:paragraph-rsid="002a5d5d"/>
    </style:style>
    <style:style style:name="P25" style:family="paragraph" style:parent-style-name="Standard">
      <style:paragraph-properties fo:text-align="start" style:justify-single-word="false"/>
      <style:text-properties officeooo:rsid="002f6592" officeooo:paragraph-rsid="002a5d5d"/>
    </style:style>
    <style:style style:name="P26" style:family="paragraph" style:parent-style-name="Standard">
      <style:paragraph-properties fo:text-align="start" style:justify-single-word="false"/>
      <style:text-properties officeooo:rsid="0030e13f" officeooo:paragraph-rsid="002a5d5d"/>
    </style:style>
    <style:style style:name="P27" style:family="paragraph" style:parent-style-name="Standard">
      <style:paragraph-properties fo:text-align="start" style:justify-single-word="false"/>
      <style:text-properties officeooo:rsid="002db907" officeooo:paragraph-rsid="002a5d5d"/>
    </style:style>
    <style:style style:name="P28" style:family="paragraph" style:parent-style-name="Standard">
      <style:paragraph-properties fo:text-align="start" style:justify-single-word="false"/>
      <style:text-properties officeooo:rsid="002db907" officeooo:paragraph-rsid="0037b027"/>
    </style:style>
    <style:style style:name="P29" style:family="paragraph" style:parent-style-name="Standard">
      <style:paragraph-properties fo:text-align="start" style:justify-single-word="false"/>
      <style:text-properties officeooo:rsid="002db907" officeooo:paragraph-rsid="003dcdee"/>
    </style:style>
    <style:style style:name="P30" style:family="paragraph" style:parent-style-name="Standard">
      <style:paragraph-properties fo:text-align="start" style:justify-single-word="false"/>
      <style:text-properties officeooo:rsid="002db907" officeooo:paragraph-rsid="004237aa"/>
    </style:style>
    <style:style style:name="P31" style:family="paragraph" style:parent-style-name="Standard">
      <style:paragraph-properties fo:text-align="start" style:justify-single-word="false"/>
      <style:text-properties officeooo:rsid="002db907" officeooo:paragraph-rsid="00455034"/>
    </style:style>
    <style:style style:name="P32" style:family="paragraph" style:parent-style-name="Standard">
      <style:paragraph-properties fo:text-align="start" style:justify-single-word="false"/>
      <style:text-properties officeooo:rsid="002db907" officeooo:paragraph-rsid="00489328"/>
    </style:style>
    <style:style style:name="P33" style:family="paragraph" style:parent-style-name="Standard">
      <style:paragraph-properties fo:text-align="start" style:justify-single-word="false"/>
      <style:text-properties officeooo:rsid="002db907" officeooo:paragraph-rsid="004ad180"/>
    </style:style>
    <style:style style:name="T1" style:family="text">
      <style:text-properties officeooo:rsid="001e1498"/>
    </style:style>
    <style:style style:name="T2" style:family="text">
      <style:text-properties officeooo:rsid="001f4e00"/>
    </style:style>
    <style:style style:name="T3" style:family="text">
      <style:text-properties officeooo:rsid="001fe7a0"/>
    </style:style>
    <style:style style:name="T4" style:family="text">
      <style:text-properties officeooo:rsid="0020f552"/>
    </style:style>
    <style:style style:name="T5" style:family="text">
      <style:text-properties officeooo:rsid="00210e95"/>
    </style:style>
    <style:style style:name="T6" style:family="text">
      <style:text-properties officeooo:rsid="00211d8e"/>
    </style:style>
    <style:style style:name="T7" style:family="text">
      <style:text-properties officeooo:rsid="0021c1d8"/>
    </style:style>
    <style:style style:name="T8" style:family="text">
      <style:text-properties officeooo:rsid="00221fb8"/>
    </style:style>
    <style:style style:name="T9" style:family="text">
      <style:text-properties officeooo:rsid="0022d62c"/>
    </style:style>
    <style:style style:name="T10" style:family="text">
      <style:text-properties officeooo:rsid="0023b46f"/>
    </style:style>
    <style:style style:name="T11" style:family="text">
      <style:text-properties officeooo:rsid="0024439b"/>
    </style:style>
    <style:style style:name="T12" style:family="text">
      <style:text-properties officeooo:rsid="0024e3d4"/>
    </style:style>
    <style:style style:name="T13" style:family="text">
      <style:text-properties officeooo:rsid="00258a0f"/>
    </style:style>
    <style:style style:name="T14" style:family="text">
      <style:text-properties officeooo:rsid="00276888"/>
    </style:style>
    <style:style style:name="T15" style:family="text">
      <style:text-properties officeooo:rsid="0028a0da"/>
    </style:style>
    <style:style style:name="T16" style:family="text">
      <style:text-properties officeooo:rsid="002a5d5d"/>
    </style:style>
    <style:style style:name="T17" style:family="text">
      <style:text-properties officeooo:rsid="002be116"/>
    </style:style>
    <style:style style:name="T18" style:family="text">
      <style:text-properties officeooo:rsid="002db907"/>
    </style:style>
    <style:style style:name="T19" style:family="text">
      <style:text-properties officeooo:rsid="002f6592"/>
    </style:style>
    <style:style style:name="T20" style:family="text">
      <style:text-properties officeooo:rsid="0030e13f"/>
    </style:style>
    <style:style style:name="T21" style:family="text">
      <style:text-properties officeooo:rsid="0034bb68"/>
    </style:style>
    <style:style style:name="T22" style:family="text">
      <style:text-properties officeooo:rsid="00354ad6"/>
    </style:style>
    <style:style style:name="T23" style:family="text">
      <style:text-properties officeooo:rsid="00364c99"/>
    </style:style>
    <style:style style:name="T24" style:family="text">
      <style:text-properties officeooo:rsid="0037b027"/>
    </style:style>
    <style:style style:name="T25" style:family="text">
      <style:text-properties officeooo:rsid="0038db78"/>
    </style:style>
    <style:style style:name="T26" style:family="text">
      <style:text-properties officeooo:rsid="003c69a8"/>
    </style:style>
    <style:style style:name="T27" style:family="text">
      <style:text-properties officeooo:rsid="003dcdee"/>
    </style:style>
    <style:style style:name="T28" style:family="text">
      <style:text-properties officeooo:rsid="003f4d11"/>
    </style:style>
    <style:style style:name="T29" style:family="text">
      <style:text-properties officeooo:rsid="00403a1f"/>
    </style:style>
    <style:style style:name="T30" style:family="text">
      <style:text-properties officeooo:rsid="004237aa"/>
    </style:style>
    <style:style style:name="T31" style:family="text">
      <style:text-properties officeooo:rsid="0043e9f7"/>
    </style:style>
    <style:style style:name="T32" style:family="text">
      <style:text-properties officeooo:rsid="00455034"/>
    </style:style>
    <style:style style:name="T33" style:family="text">
      <style:text-properties officeooo:rsid="004661fa"/>
    </style:style>
    <style:style style:name="T34" style:family="text">
      <style:text-properties officeooo:rsid="0047dc5f"/>
    </style:style>
    <style:style style:name="T35" style:family="text">
      <style:text-properties officeooo:rsid="00489328"/>
    </style:style>
    <style:style style:name="T36" style:family="text">
      <style:text-properties officeooo:rsid="004a8d42"/>
    </style:style>
    <style:style style:name="T37" style:family="text">
      <style:text-properties officeooo:rsid="004ad1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tion for NewTransformEngine</text:p>
      <text:p text:style-name="P10"/>
      <text:p text:style-name="P1"><text:span text:style-name="T1"><text:tab/>The new perspective transformation engine was originally an attempt at writing a faster and bug-free version of the C++ transformation engine introduced by NativeTransformEngin</text:span><text:span text:style-name="T2">e. It succeeded at that task, and was then reassigned as a general-purpose area calculation engine. </text:span><text:span text:style-name="T3">Although there are the remains of several various algorithms present in the code, </text:span><text:span text:style-name="T4">the presently used one is contained in the function, “newCalculateRealWorldArea()”. Additionally, it should be noted that all of the algorithms relating to the actual area calculation are subject to revisions, changes, or being scrapped entirely. </text:span></text:p>
      <text:p text:style-name="P11"/>
      <text:p text:style-name="P1"><text:span text:style-name="T4"><text:tab/></text:span><text:span text:style-name="T5">The code is broken down in a manner very similar to pCorrect: Java Edition. All of the classes relating to pCorrect itself have been copied as exactly as possible and thus have the same names and functions as their Java counterparts. Since it would be redundant to document all of the pCorrect Java code and the pCorrect C++ code when they are the same, only the Java code will be documented. </text:span></text:p>
      <text:p text:style-name="P12"/>
      <text:p text:style-name="P13">Class PixelAreaCalculationEngine:</text:p>
      <text:p text:style-name="P2"><text:span text:style-name="T6"><text:tab/>Description: This class represents the entirety of the area calculation engine, and should be used <text:tab/><text:tab/>by other functions </text:span><text:span text:style-name="T7">to call the various methods required to get an area.</text:span></text:p>
      <text:p text:style-name="P14">Public data: vector&lt;pCorrectPoint&gt; extPointStorage;</text:p>
      <text:p text:style-name="P14"/>
      <text:p text:style-name="P15">double deg2rad()</text:p>
      <text:p text:style-name="P15"><text:tab/>Arguments: double degrees.</text:p>
      <text:p text:style-name="P4"><text:span text:style-name="T8"><text:tab/>Description: This function is yet another implementation of a degrees to radians calculation. <text:tab/><text:tab/><text:tab/></text:span><text:span text:style-name="T9">This is only because cmath unfortunately doesn't have any such function.</text:span></text:p>
      <text:p text:style-name="P16"><text:tab/>Algorithm:</text:p>
      <text:p text:style-name="P16"><text:tab/><text:tab/>return degrees*PI/180.</text:p>
      <text:p text:style-name="P16"/>
      <text:p text:style-name="P17">double calc3dDistance()</text:p>
      <text:p text:style-name="P5"><text:span text:style-name="T9"><text:tab/>Arguments: </text:span><text:span text:style-name="T10">double x1, x2, y1, y2, z1, z2</text:span></text:p>
      <text:p text:style-name="P3"><text:span text:style-name="T7"><text:tab/></text:span><text:span text:style-name="T10">Description: This function returns the distance between 2 3d sets of points. </text:span></text:p>
      <text:p text:style-name="P3"><text:span text:style-name="T10"><text:tab/></text:span><text:span text:style-name="T11">Algorithm:</text:span></text:p>
      <text:p text:style-name="P18"><text:tab/><text:tab/>Return the square root of (x1-x2) squared plus (y1-y2) squared plus (z1-z2) squared.</text:p>
      <text:p text:style-name="P18"/>
      <text:p text:style-name="P19">double *calcCorrrectedArea()</text:p>
      <text:p text:style-name="P6"><text:span text:style-name="T11"><text:tab/>Arguments: </text:span><text:span text:style-name="T12">pCorrectCamera cam, double startPosX, startPosY, endPosX, endPosY, <text:tab/><text:tab/><text:tab/><text:tab/>totalViewAngle.</text:span></text:p>
      <text:p text:style-name="P6"><text:span text:style-name="T12"><text:tab/>Description: </text:span><text:span text:style-name="T13">This function returns an array of doubles that attempts to calculate the corrected <text:tab/><text:tab/><text:tab/><text:tab/>pixel area of a range of other pixels. The function is no longer used, however it <text:tab/><text:tab/><text:tab/><text:tab/>could start being used as part of a potential revision to the </text:span><text:span text:style-name="T14">area calculation and <text:tab/><text:tab/><text:tab/><text:tab/>thus should not be considered “depreciated.”</text:span></text:p>
      <text:p text:style-name="P20"><text:tab/>Algorithm:</text:p>
      <text:p text:style-name="P20"><text:tab/><text:tab/>Declare several variables.</text:p>
      <text:p text:style-name="P20"><text:tab/><text:tab/>Perform the actions seen in pCorrect.</text:p>
      <text:p text:style-name="P20"><text:tab/><text:tab/>Calculate the area from the corrected points.</text:p>
      <text:p text:style-name="P20"><text:tab/><text:tab/>Return it.</text:p>
      <text:p text:style-name="P20"/>
      <text:p text:style-name="P7"><text:span text:style-name="T16">pC</text:span><text:span text:style-name="T14">orrectPoint calculateCenter()</text:span></text:p>
      <text:p text:style-name="P21"><text:tab/>Arguments: vector&lt;pCorrectPoint&gt; pointsList</text:p>
      <text:p text:style-name="P7"><text:span text:style-name="T14"><text:tab/></text:span><text:span text:style-name="T15">Description: This function calculates the center of an object given a set of poins.</text:span></text:p>
      <text:p text:style-name="P22"><text:tab/>Algorithm:</text:p>
      <text:p text:style-name="P22"><text:soft-page-break/><text:tab/><text:tab/>See a geometry textbook.</text:p>
      <text:p text:style-name="P22"/>
      <text:p text:style-name="P23">double calculatePointArea()</text:p>
      <text:p text:style-name="P8"><text:span text:style-name="T16"><text:tab/>Arguments: </text:span><text:span text:style-name="T17">vector&lt;pCorrectPoint&gt; inputVector</text:span></text:p>
      <text:p text:style-name="P24"><text:tab/>Description: The function calculates the area of a polygon using the shoelace algorithm and a <text:tab/><text:tab/><text:tab/>set of points.</text:p>
      <text:p text:style-name="P8"><text:span text:style-name="T17"><text:tab/></text:span><text:span text:style-name="T18">Algorithm:</text:span></text:p>
      <text:p text:style-name="P8"><text:span text:style-name="T18"><text:tab/><text:tab/></text:span><text:span text:style-name="T19">Declare a loop variable and an accumulator.</text:span></text:p>
      <text:p text:style-name="P25"><text:tab/><text:tab/>For every point in the inputVector:</text:p>
      <text:p text:style-name="P8"><text:span text:style-name="T19"><text:tab/><text:tab/><text:tab/>Increment the </text:span><text:span text:style-name="T20">accumulator by the current point's x times the next point's y.</text:span></text:p>
      <text:p text:style-name="P26"><text:tab/><text:tab/>End loop.</text:p>
      <text:p text:style-name="P26"><text:tab/><text:tab/>Perform the loop step for the last element going to the first.</text:p>
      <text:p text:style-name="P26"><text:tab/><text:tab/>For every point in the inputVector:</text:p>
      <text:p text:style-name="P26"><text:tab/><text:tab/><text:tab/><text:span text:style-name="T21">Decrement the accumulator by the current point's y times the next point's x.</text:span></text:p>
      <text:p text:style-name="P26"><text:span text:style-name="T21"><text:tab/><text:tab/></text:span><text:span text:style-name="T22">End loop.</text:span></text:p>
      <text:p text:style-name="P26"><text:span text:style-name="T22"><text:tab/><text:tab/>Perform the loop step for the last element going to the first.</text:span></text:p>
      <text:p text:style-name="P27"><text:tab/><text:tab/><text:span text:style-name="T23">Return ½ of the absolute value of the accumulator.</text:span></text:p>
      <text:p text:style-name="P27"><text:span text:style-name="T23"/></text:p>
      <text:p text:style-name="P27"><text:span text:style-name="T23"/></text:p>
      <text:p text:style-name="P28"><text:span text:style-name="T24">double calcScale()</text:span></text:p>
      <text:p text:style-name="P28"><text:span text:style-name="T24"><text:tab/>Arguments: double focLength, double distToObj.</text:span></text:p>
      <text:p text:style-name="P28"><text:span text:style-name="T24"><text:tab/>Description: This function was originally intended to </text:span><text:span text:style-name="T25">calculate the scale an object was relative <text:tab/><text:tab/><text:tab/>to the camera. This would allow the dimensions of the input object to be adjusted in <text:tab/><text:tab/><text:tab/>order to </text:span><text:span text:style-name="T26">get a properly scaled result. Unfortunately this algorithm produced results that <text:tab/><text:tab/><text:tab/>were far too large.</text:span></text:p>
      <text:p text:style-name="P28"><text:span text:style-name="T26"><text:tab/></text:span><text:span text:style-name="T27">Algorithm:</text:span></text:p>
      <text:p text:style-name="P28"><text:span text:style-name="T27"><text:tab/><text:tab/>Return the focal length divided by the distance to object minus the focal length.</text:span></text:p>
      <text:p text:style-name="P28"><text:span text:style-name="T27"/></text:p>
      <text:p text:style-name="P29"><text:span text:style-name="T27">void calcDegPerPx()</text:span></text:p>
      <text:p text:style-name="P29"><text:span text:style-name="T27"><text:tab/>Arguments: </text:span><text:span text:style-name="T28">double *inV, inH, double vdr, hdr, psH, psW</text:span></text:p>
      <text:p text:style-name="P29"><text:span text:style-name="T28"><text:tab/>Description: This is an easier and less messy way of calculating the total number of degrees <text:tab/><text:tab/><text:tab/>given by the camera's range per pixel. </text:span><text:span text:style-name="T29">The double pointers are the output values that will <text:tab/><text:tab/>later be read by the program. Vdr and hdr represent the vertical and horizontal degree <text:tab/><text:tab/><text:tab/>ranges, and the psH and psW represent the total number of pixels high and wide the <text:tab/><text:tab/><text:tab/>image is.</text:span></text:p>
      <text:p text:style-name="P29"><text:span text:style-name="T29"><text:tab/></text:span><text:span text:style-name="T30">Algorithm:</text:span></text:p>
      <text:p text:style-name="P29"><text:span text:style-name="T30"><text:tab/><text:tab/>Set the value referenced by inV to vdr/psH.</text:span></text:p>
      <text:p text:style-name="P29"><text:span text:style-name="T30"><text:tab/><text:tab/>Set the value referenced by inH to vdr, psW.</text:span></text:p>
      <text:p text:style-name="P29"><text:span text:style-name="T30"/></text:p>
      <text:p text:style-name="P30"><text:span text:style-name="T30">Double doCorrection()</text:span></text:p>
      <text:p text:style-name="P30"><text:span text:style-name="T30"><text:tab/>Arguments: pCorrectCamera cam, double startPosX, <text:s/>startPosY, <text:s/>endPosX, <text:s/>endPosY, <text:tab/><text:tab/><text:tab/><text:tab/>totalViewAngle.</text:span></text:p>
      <text:p text:style-name="P30"><text:span text:style-name="T30"><text:tab/>Description: Returns an array of doubles that represents the length and width of the corrected <text:tab/><text:tab/><text:tab/>image. Because of inaccuracies in the way it returned the data, the points generated by <text:tab/><text:tab/><text:tab/>the function are stored in a class-wide data structure named extPointStorage.</text:span></text:p>
      <text:p text:style-name="P30"><text:span text:style-name="T30"><text:tab/></text:span><text:span text:style-name="T31">Algorithm:</text:span></text:p>
      <text:p text:style-name="P31"><text:span text:style-name="T31"><text:tab/><text:tab/></text:span><text:span text:style-name="T32">Declare variables.</text:span></text:p>
      <text:p text:style-name="P31"><text:span text:style-name="T32"><text:tab/><text:tab/>Set up various camera variables.</text:span></text:p>
      <text:p text:style-name="P31"><text:span text:style-name="T32"><text:tab/></text:span><text:span text:style-name="T31"><text:tab/></text:span><text:span text:style-name="T32">Produce an inverse camera.</text:span></text:p>
      <text:p text:style-name="P31"><text:soft-page-break/><text:span text:style-name="T32"><text:tab/><text:tab/></text:span><text:span text:style-name="T33">Calculate the distance the camera is away from the plane.</text:span></text:p>
      <text:p text:style-name="P31"><text:span text:style-name="T33"><text:tab/><text:tab/>Set up an array of points representing where everything is before the correction.</text:span></text:p>
      <text:p text:style-name="P31"><text:span text:style-name="T33"><text:tab/><text:tab/>Get an intermediate plane from the array of points.</text:span></text:p>
      <text:p text:style-name="P31"><text:span text:style-name="T33"><text:tab/><text:tab/></text:span><text:span text:style-name="T34">Calculate the corners from the intermediate plane.</text:span></text:p>
      <text:p text:style-name="P31"><text:span text:style-name="T34"><text:tab/><text:tab/>Print out all of the corner data.</text:span></text:p>
      <text:p text:style-name="P31"><text:span text:style-name="T34"><text:tab/><text:tab/>Push the data into extPointStorage.</text:span></text:p>
      <text:p text:style-name="P31"><text:span text:style-name="T34"><text:tab/><text:tab/>Return an array of calculated average heights and widths.</text:span></text:p>
      <text:p text:style-name="P31"><text:span text:style-name="T35"/></text:p>
      <text:p text:style-name="P32"><text:span text:style-name="T35">Double calcPixelWidth()</text:span></text:p>
      <text:p text:style-name="P32"><text:span text:style-name="T35"><text:tab/>Arguments: none.</text:span></text:p>
      <text:p text:style-name="P32"><text:span text:style-name="T35"><text:tab/>Description: This was originally going to be a function to calculate the </text:span><text:span text:style-name="T36">width of an individual <text:tab/><text:tab/><text:tab/>pixel given coordinates. While it would certainly be a useful function if slower methods <text:tab/><text:tab/><text:tab/>of calculation are needed for accuracy, it as of now remains unimplemented as the pixel <text:tab/><text:tab/><text:tab/>area calculation engine isn't perfect.</text:span></text:p>
      <text:p text:style-name="P32"><text:span text:style-name="T36"/></text:p>
      <text:p text:style-name="P33"><text:span text:style-name="T37">Double newCalculateRealWorldArea and calculateRealWorldArea:</text:span></text:p>
      <text:p text:style-name="P33"><text:span text:style-name="T37"><text:tab/>As these functions are not finished, they will not be documented until one of them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6T12:42:44</meta:creation-date>
    <dc:date>2013-08-07T15:32:01</dc:date>
    <meta:editing-duration>PT6H3M10S</meta:editing-duration>
    <meta:editing-cycles>36</meta:editing-cycles>
    <meta:generator>LibreOffice/4.0.2.2$Linux_X86_64 LibreOffice_project/400m0$Build-2</meta:generator>
    <meta:document-statistic meta:table-count="0" meta:image-count="0" meta:object-count="0" meta:page-count="3" meta:paragraph-count="73" meta:word-count="835" meta:character-count="5610" meta:non-whitespace-character-count="4687"/>
  </office:meta>
</office:document-meta>
</file>